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66" draw:textarea-horizontal-align="justify" draw:textarea-vertical-align="middle" draw:auto-grow-height="false" fo:min-height="15.742cm" fo:min-width="17.192cm"/>
    </style:style>
    <style:style style:name="gr2" style:family="graphic" style:parent-style-name="standard">
      <style:graphic-properties draw:fill-color="#99ff66" draw:textarea-horizontal-align="justify" draw:textarea-vertical-align="top" draw:auto-grow-height="false" fo:min-height="6.928cm" fo:min-width="15.978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1.228cm" fo:min-width="15.978cm"/>
    </style:style>
    <style:style style:name="gr4" style:family="graphic" style:parent-style-name="standard">
      <style:graphic-properties draw:fill-color="#6666ff" draw:textarea-horizontal-align="justify" draw:textarea-vertical-align="middle" draw:auto-grow-height="false" fo:min-height="0.744cm" fo:min-width="15.194cm"/>
    </style:style>
    <style:style style:name="gr5" style:family="graphic" style:parent-style-name="standard">
      <style:graphic-properties draw:fill-color="#ff66cc" draw:textarea-horizontal-align="justify" draw:textarea-vertical-align="middle" draw:auto-grow-height="false" fo:min-height="0.744cm" fo:min-width="15.194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744cm" fo:min-width="15.1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</style:style>
    <style:style style:name="gr12" style:family="graphic" style:parent-style-name="standard">
      <style:graphic-properties draw:fill-color="#99ccff" draw:textarea-horizontal-align="justify" draw:textarea-vertical-align="top" draw:auto-grow-height="false" fo:min-height="4.328cm" fo:min-width="15.978cm"/>
    </style:style>
    <style:style style:name="gr13" style:family="graphic" style:parent-style-name="standard">
      <style:graphic-properties draw:fill-color="#00ff66" draw:textarea-horizontal-align="justify" draw:textarea-vertical-align="middle" draw:auto-grow-height="false" fo:min-height="0.834cm" fo:min-width="15.184cm"/>
    </style:style>
    <style:style style:name="gr14" style:family="graphic" style:parent-style-name="standard">
      <style:graphic-properties draw:fill-color="#ccff66" draw:textarea-horizontal-align="justify" draw:textarea-vertical-align="middle" draw:auto-grow-height="false" fo:min-height="0.808cm" fo:min-width="15.1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257cm"/>
    </style:style>
    <style:style style:name="gr18" style:family="graphic" style:parent-style-name="standard">
      <style:graphic-properties draw:fill-color="#00ff66" draw:textarea-horizontal-align="justify" draw:textarea-vertical-align="middle" draw:auto-grow-height="false" fo:min-height="2.271cm" fo:min-width="15.028cm"/>
    </style:style>
    <style:style style:name="P1" style:family="paragraph">
      <loext:graphic-properties draw:fill-color="#ff66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b2b2b2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-color="#ff66cc"/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99cc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00ff66"/>
      <style:paragraph-properties fo:text-align="center"/>
    </style:style>
    <style:style style:name="P12" style:family="paragraph">
      <loext:graphic-properties draw:fill-color="#ccff66"/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17.8cm" svg:height="16.1cm" svg:x="9.7cm" svg:y="3.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49.5248742314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6.6cm" svg:height="7.3cm" svg:x="10.3cm" svg:y="10.1cm">
            <text:p text:style-name="P2"><text:span text:style-name="T1">Servidor/API</text:span></text:p>
            <draw:enhanced-geometry svg:viewBox="0 0 21600 21600" draw:path-stretchpoint-x="10800" draw:path-stretchpoint-y="10800" draw:text-areas="?f3 ?f4 ?f5 ?f6" draw:type="round-rectangle" draw:modifiers="624.243254348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6.6cm" svg:height="1.6cm" svg:x="10.3cm" svg:y="17.8cm">
            <text:p text:style-name="P2"><text:span text:style-name="T1">Banco de Dados</text:span></text:p>
            <draw:enhanced-geometry svg:viewBox="0 0 21600 21600" draw:path-stretchpoint-x="10800" draw:path-stretchpoint-y="10800" draw:text-areas="?f3 ?f4 ?f5 ?f6" draw:type="round-rectangle" draw:modifiers="2846.720799500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5.8cm" svg:height="1.1cm" svg:x="10.7cm" svg:y="15.901cm">
            <text:p text:style-name="P2">Mapeamento Objeto-Relacion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5.8cm" svg:height="1.1cm" svg:x="10.7cm" svg:y="14.402cm">
            <text:p text:style-name="P2"><text:span text:style-name="T2">Resolvers (operações sobre os dado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5.8cm" svg:height="1.1cm" svg:x="10.7cm" svg:y="12.903cm">
            <text:p text:style-name="P2">Schemas (API das operações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5.8cm" svg:height="1.1cm" svg:x="10.7cm" svg:y="11.404cm">
            <text:p text:style-name="P2">End Point (acesso à API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8" xml:id="id1" draw:id="id1" draw:layer="layout" svg:width="3.956cm" svg:height="0.962cm" svg:x="2.2cm" svg:y="18.2cm">
            <draw:text-box>
              <text:p>PostgreSQL</text:p>
            </draw:text-box>
          </draw:frame>
          <draw:connector draw:style-name="gr8" draw:text-style-name="P9" draw:layer="layout" draw:type="line" svg:x1="6.156cm" svg:y1="18.681cm" svg:x2="9.467cm" svg:y2="18.651cm" draw:start-shape="id1" draw:start-glue-point="1" svg:d="M6156 18681l3311-30" svg:viewBox="0 0 3312 31">
            <text:p/>
          </draw:connector>
          <draw:frame draw:style-name="gr9" draw:text-style-name="P8" xml:id="id2" draw:id="id2" draw:layer="layout" svg:width="4.198cm" svg:height="0.962cm" svg:x="2.2cm" svg:y="15.2cm">
            <draw:text-box>
              <text:p>Sequelize JS</text:p>
            </draw:text-box>
          </draw:frame>
          <draw:connector draw:style-name="gr8" draw:text-style-name="P9" draw:layer="layout" draw:type="line" svg:x1="6.398cm" svg:y1="15.681cm" svg:x2="9.509cm" svg:y2="16.377cm" draw:start-shape="id2" draw:start-glue-point="1" svg:d="M6398 15681l3111 696" svg:viewBox="0 0 3112 697">
            <text:p/>
          </draw:connector>
          <draw:connector draw:style-name="gr8" draw:text-style-name="P9" draw:layer="layout" draw:type="line" svg:x1="6.398cm" svg:y1="15.681cm" svg:x2="9.551cm" svg:y2="15.159cm" draw:start-shape="id2" draw:start-glue-point="1" svg:d="M6398 15681l3153-522" svg:viewBox="0 0 3154 523">
            <text:p/>
          </draw:connector>
          <draw:frame draw:style-name="gr10" draw:text-style-name="P8" xml:id="id3" draw:id="id3" draw:layer="layout" svg:width="3.11cm" svg:height="0.962cm" svg:x="2.2cm" svg:y="13.2cm">
            <draw:text-box>
              <text:p>GraphQL</text:p>
            </draw:text-box>
          </draw:frame>
          <draw:connector draw:style-name="gr8" draw:text-style-name="P9" draw:layer="layout" draw:type="line" svg:x1="5.31cm" svg:y1="13.681cm" svg:x2="9.593cm" svg:y2="13.605cm" draw:start-shape="id3" draw:start-glue-point="1" svg:d="M5310 13681l4283-76" svg:viewBox="0 0 4284 77">
            <text:p/>
          </draw:connector>
          <draw:frame draw:style-name="gr11" draw:text-style-name="P8" xml:id="id4" draw:id="id4" draw:layer="layout" svg:width="3.711cm" svg:height="0.962cm" svg:x="2.2cm" svg:y="11.6cm">
            <draw:text-box>
              <text:p>Express JS</text:p>
            </draw:text-box>
          </draw:frame>
          <draw:connector draw:style-name="gr8" draw:text-style-name="P9" draw:layer="layout" draw:type="line" svg:x1="5.911cm" svg:y1="12.081cm" svg:x2="9.425cm" svg:y2="12.093cm" draw:start-shape="id4" draw:start-glue-point="1" svg:d="M5911 12081l3514 12" svg:viewBox="0 0 3515 13">
            <text:p/>
          </draw:connector>
          <draw:custom-shape draw:style-name="gr12" draw:text-style-name="P10" draw:layer="layout" svg:width="16.6cm" svg:height="4.7cm" svg:x="10.3cm" svg:y="4.7cm">
            <text:p text:style-name="P2"><text:span text:style-name="T1">Cliente/APP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69.4958519463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1" draw:layer="layout" svg:width="15.8cm" svg:height="1.2cm" svg:x="10.7cm" svg:y="7.8cm">
            <text:p text:style-name="P2">Componentes de acesso aos dado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2" draw:layer="layout" svg:width="15.75cm" svg:height="1.2cm" svg:x="10.701cm" svg:y="6.1cm">
            <text:p text:style-name="P2">Componentes visuais</text:p>
            <draw:enhanced-geometry svg:viewBox="0 0 21600 21600" draw:path-stretchpoint-x="10800" draw:path-stretchpoint-y="10800" draw:text-areas="?f3 ?f4 ?f5 ?f6" draw:type="round-rectangle" draw:modifiers="4370.358034970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8" xml:id="id5" draw:id="id5" draw:layer="layout" svg:width="2.682cm" svg:height="0.962cm" svg:x="2.201cm" svg:y="7.9cm">
            <draw:text-box>
              <text:p>Angular</text:p>
            </draw:text-box>
          </draw:frame>
          <draw:connector draw:style-name="gr8" draw:text-style-name="P9" draw:layer="layout" draw:type="line" svg:x1="4.883cm" svg:y1="8.381cm" svg:x2="9.426cm" svg:y2="8.393cm" draw:start-shape="id5" draw:start-glue-point="1" svg:d="M4883 8381l4543 12" svg:viewBox="0 0 4544 13">
            <text:p/>
          </draw:connector>
          <draw:frame draw:style-name="gr16" draw:text-style-name="P8" xml:id="id6" draw:id="id6" draw:layer="layout" svg:width="5.112cm" svg:height="0.962cm" svg:x="2.201cm" svg:y="6.4cm">
            <draw:text-box>
              <text:p>Angular Material</text:p>
            </draw:text-box>
          </draw:frame>
          <draw:connector draw:style-name="gr8" draw:text-style-name="P9" draw:layer="layout" draw:type="line" svg:x1="7.313cm" svg:y1="6.881cm" svg:x2="9.426cm" svg:y2="6.893cm" draw:start-shape="id6" draw:start-glue-point="1" svg:d="M7313 6881l2113 12" svg:viewBox="0 0 2114 13">
            <text:p/>
          </draw:connector>
        </draw:g>
        <draw:frame draw:style-name="gr17" draw:text-style-name="P13" draw:layer="layout" svg:width="17.757cm" svg:height="2.384cm" svg:x="5.972cm" svg:y="1cm">
          <draw:text-box>
            <text:p><text:span text:style-name="T1">Sistema de Prontuário Médico Eletrônico – CEUAS/UESB</text:span></text:p>
            <text:p text:style-name="P2"><text:span text:style-name="T1"/></text:p>
            <text:p text:style-name="P2"><text:span text:style-name="T1">Visão Geral da Arquitetura</text:span></text:p>
          </draw:text-box>
        </draw:frame>
      </draw:page>
      <draw:page draw:name="page2" draw:style-name="dp1" draw:master-page-name="Padrão">
        <draw:g>
          <draw:custom-shape draw:style-name="gr1" draw:text-style-name="P1" draw:layer="layout" svg:width="17.8cm" svg:height="16.1cm" svg:x="9.7cm" svg:y="3.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49.5248742314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6.6cm" svg:height="7.3cm" svg:x="10.3cm" svg:y="10.1cm">
            <text:p text:style-name="P2"><text:span text:style-name="T1">Servidor/API</text:span></text:p>
            <draw:enhanced-geometry svg:viewBox="0 0 21600 21600" draw:path-stretchpoint-x="10800" draw:path-stretchpoint-y="10800" draw:text-areas="?f3 ?f4 ?f5 ?f6" draw:type="round-rectangle" draw:modifiers="624.243254348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6.6cm" svg:height="1.6cm" svg:x="10.3cm" svg:y="17.8cm">
            <text:p text:style-name="P2"><text:span text:style-name="T1">Banco de Dados</text:span></text:p>
            <draw:enhanced-geometry svg:viewBox="0 0 21600 21600" draw:path-stretchpoint-x="10800" draw:path-stretchpoint-y="10800" draw:text-areas="?f3 ?f4 ?f5 ?f6" draw:type="round-rectangle" draw:modifiers="2846.720799500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5.8cm" svg:height="1.1cm" svg:x="10.7cm" svg:y="15.901cm">
            <text:p text:style-name="P2">Mapeamento Objeto-Relacion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5.8cm" svg:height="1.1cm" svg:x="10.7cm" svg:y="14.402cm">
            <text:p text:style-name="P2"><text:span text:style-name="T2">Resolvers (operações sobre os dado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5.8cm" svg:height="1.1cm" svg:x="10.7cm" svg:y="12.903cm">
            <text:p text:style-name="P2">Schemas (API das operações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5.8cm" svg:height="1.1cm" svg:x="10.7cm" svg:y="11.404cm">
            <text:p text:style-name="P2">End Point (acesso à API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8" xml:id="id7" draw:id="id7" draw:layer="layout" svg:width="3.956cm" svg:height="0.962cm" svg:x="2.2cm" svg:y="18.2cm">
            <draw:text-box>
              <text:p>PostgreSQL</text:p>
            </draw:text-box>
          </draw:frame>
          <draw:connector draw:style-name="gr8" draw:text-style-name="P9" draw:layer="layout" draw:type="line" svg:x1="6.156cm" svg:y1="18.681cm" svg:x2="9.467cm" svg:y2="18.651cm" draw:start-shape="id7" draw:start-glue-point="1" svg:d="M6156 18681l3311-30" svg:viewBox="0 0 3312 31">
            <text:p/>
          </draw:connector>
          <draw:frame draw:style-name="gr9" draw:text-style-name="P8" xml:id="id8" draw:id="id8" draw:layer="layout" svg:width="4.198cm" svg:height="0.962cm" svg:x="2.2cm" svg:y="15.2cm">
            <draw:text-box>
              <text:p>Sequelize JS</text:p>
            </draw:text-box>
          </draw:frame>
          <draw:connector draw:style-name="gr8" draw:text-style-name="P9" draw:layer="layout" draw:type="line" svg:x1="6.398cm" svg:y1="15.681cm" svg:x2="9.509cm" svg:y2="16.377cm" draw:start-shape="id8" draw:start-glue-point="1" svg:d="M6398 15681l3111 696" svg:viewBox="0 0 3112 697">
            <text:p/>
          </draw:connector>
          <draw:connector draw:style-name="gr8" draw:text-style-name="P9" draw:layer="layout" draw:type="line" svg:x1="6.398cm" svg:y1="15.681cm" svg:x2="9.551cm" svg:y2="15.159cm" draw:start-shape="id8" draw:start-glue-point="1" svg:d="M6398 15681l3153-522" svg:viewBox="0 0 3154 523">
            <text:p/>
          </draw:connector>
          <draw:frame draw:style-name="gr10" draw:text-style-name="P8" xml:id="id9" draw:id="id9" draw:layer="layout" svg:width="3.11cm" svg:height="0.962cm" svg:x="2.2cm" svg:y="13.2cm">
            <draw:text-box>
              <text:p>GraphQL</text:p>
            </draw:text-box>
          </draw:frame>
          <draw:connector draw:style-name="gr8" draw:text-style-name="P9" draw:layer="layout" draw:type="line" svg:x1="5.31cm" svg:y1="13.681cm" svg:x2="9.593cm" svg:y2="13.605cm" draw:start-shape="id9" draw:start-glue-point="1" svg:d="M5310 13681l4283-76" svg:viewBox="0 0 4284 77">
            <text:p/>
          </draw:connector>
          <draw:frame draw:style-name="gr11" draw:text-style-name="P8" xml:id="id10" draw:id="id10" draw:layer="layout" svg:width="3.711cm" svg:height="0.962cm" svg:x="2.2cm" svg:y="11.6cm">
            <draw:text-box>
              <text:p>Express JS</text:p>
            </draw:text-box>
          </draw:frame>
          <draw:connector draw:style-name="gr8" draw:text-style-name="P9" draw:layer="layout" draw:type="line" svg:x1="5.911cm" svg:y1="12.081cm" svg:x2="9.425cm" svg:y2="12.093cm" draw:start-shape="id10" draw:start-glue-point="1" svg:d="M5911 12081l3514 12" svg:viewBox="0 0 3515 13">
            <text:p/>
          </draw:connector>
          <draw:custom-shape draw:style-name="gr12" draw:text-style-name="P10" draw:layer="layout" svg:width="16.6cm" svg:height="4.7cm" svg:x="10.3cm" svg:y="4.7cm">
            <text:p text:style-name="P2"><text:span text:style-name="T1">Cliente/APP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69.4958519463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1" draw:layer="layout" svg:width="15.8cm" svg:height="2.793cm" svg:x="10.7cm" svg:y="6.207cm">
            <text:p text:style-name="P2">Componentes visuais/Acesso aos dado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8" xml:id="id11" draw:id="id11" draw:layer="layout" svg:width="2.682cm" svg:height="0.962cm" svg:x="2.201cm" svg:y="7.9cm">
            <draw:text-box>
              <text:p>Axios</text:p>
            </draw:text-box>
          </draw:frame>
          <draw:connector draw:style-name="gr8" draw:text-style-name="P9" draw:layer="layout" draw:type="line" svg:x1="4.883cm" svg:y1="8.381cm" svg:x2="9.426cm" svg:y2="8.393cm" draw:start-shape="id11" draw:start-glue-point="1" svg:d="M4883 8381l4543 12" svg:viewBox="0 0 4544 13">
            <text:p/>
          </draw:connector>
          <draw:frame draw:style-name="gr16" draw:text-style-name="P8" xml:id="id12" draw:id="id12" draw:layer="layout" svg:width="5.4cm" svg:height="0.962cm" svg:x="2.201cm" svg:y="6.4cm">
            <draw:text-box>
              <text:p>React/Material UI</text:p>
            </draw:text-box>
          </draw:frame>
          <draw:connector draw:style-name="gr8" draw:text-style-name="P9" draw:layer="layout" draw:type="line" svg:x1="7.601cm" svg:y1="6.881cm" svg:x2="9.426cm" svg:y2="6.893cm" draw:start-shape="id12" draw:start-glue-point="1" svg:d="M7601 6881l1825 12" svg:viewBox="0 0 1826 13">
            <text:p/>
          </draw:connector>
        </draw:g>
        <draw:frame draw:style-name="gr17" draw:text-style-name="P13" draw:layer="layout" svg:width="17.757cm" svg:height="2.384cm" svg:x="5.972cm" svg:y="1cm">
          <draw:text-box>
            <text:p><text:span text:style-name="T1">Sistema de Prontuário Médico Eletrônico – CEUAS/UESB</text:span></text:p>
            <text:p text:style-name="P2"><text:span text:style-name="T1"/></text:p>
            <text:p text:style-name="P2"><text:span text:style-name="T1">Visão Geral da Arquitetur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Usuário SIF</meta:initial-creator>
    <meta:creation-date>2018-12-17T00:41:02.564600129</meta:creation-date>
    <dc:date>2020-02-05T21:23:20.678099921</dc:date>
    <meta:editing-duration>PT36M35S</meta:editing-duration>
    <meta:editing-cycles>6</meta:editing-cycles>
    <meta:generator>LibreOffice/6.3.3.2.0$Linux_X86_64 LibreOffice_project/30$Build-2</meta:generator>
    <meta:document-statistic meta:object-count="49"/>
  </office:meta>
</office:document-meta>
</file>